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d14" officeooo:paragraph-rsid="000ffd14"/>
    </style:style>
    <style:style style:name="P2" style:family="paragraph" style:parent-style-name="Standard">
      <style:text-properties officeooo:rsid="0010a5e1" officeooo:paragraph-rsid="0010a5e1"/>
    </style:style>
    <style:style style:name="P3" style:family="paragraph" style:parent-style-name="Standard">
      <style:text-properties style:font-name="Liberation Serif" officeooo:rsid="000ffd14" officeooo:paragraph-rsid="000ffd14"/>
    </style:style>
    <style:style style:name="P4" style:family="paragraph" style:parent-style-name="Standard">
      <style:text-properties style:font-name="Liberation Serif" officeooo:rsid="000ffd14" officeooo:paragraph-rsid="001d8ffc"/>
    </style:style>
    <style:style style:name="P5" style:family="paragraph" style:parent-style-name="Standard">
      <style:text-properties style:font-name="Liberation Serif" officeooo:rsid="0010a5e1" officeooo:paragraph-rsid="0010a5e1"/>
    </style:style>
    <style:style style:name="P6" style:family="paragraph" style:parent-style-name="Standard">
      <style:text-properties style:font-name="Liberation Serif" officeooo:rsid="00120f65" officeooo:paragraph-rsid="00120f65"/>
    </style:style>
    <style:style style:name="P7" style:family="paragraph" style:parent-style-name="Standard">
      <style:text-properties style:font-name="Liberation Serif" officeooo:rsid="0014046b" officeooo:paragraph-rsid="0014046b"/>
    </style:style>
    <style:style style:name="P8" style:family="paragraph" style:parent-style-name="Standard">
      <style:text-properties style:font-name="Liberation Serif" officeooo:rsid="00144d22" officeooo:paragraph-rsid="00144d22"/>
    </style:style>
    <style:style style:name="P9" style:family="paragraph" style:parent-style-name="Standard">
      <style:text-properties style:font-name="Liberation Serif" officeooo:rsid="0017615b" officeooo:paragraph-rsid="0017615b"/>
    </style:style>
    <style:style style:name="P10" style:family="paragraph" style:parent-style-name="Standard">
      <style:text-properties style:font-name="Liberation Serif" officeooo:rsid="0019dc36" officeooo:paragraph-rsid="0019dc36"/>
    </style:style>
    <style:style style:name="P11" style:family="paragraph" style:parent-style-name="Standard">
      <style:text-properties style:font-name="Liberation Serif" officeooo:rsid="001bc010" officeooo:paragraph-rsid="001bc010"/>
    </style:style>
    <style:style style:name="P12" style:family="paragraph" style:parent-style-name="Standard">
      <style:text-properties style:font-name="Liberation Serif" officeooo:rsid="001c70ec" officeooo:paragraph-rsid="001c70ec"/>
    </style:style>
    <style:style style:name="P13" style:family="paragraph" style:parent-style-name="Standard" style:list-style-name="L1">
      <style:text-properties style:font-name="Liberation Serif" officeooo:rsid="000ffd14" officeooo:paragraph-rsid="001d8ffc"/>
    </style:style>
    <style:style style:name="P14" style:family="paragraph" style:parent-style-name="Standard" style:list-style-name="L2">
      <style:text-properties style:font-name="Liberation Serif" officeooo:rsid="0011b9f6" officeooo:paragraph-rsid="001d8ffc"/>
    </style:style>
    <style:style style:name="P15" style:family="paragraph" style:parent-style-name="Standard" style:list-style-name="L2">
      <style:text-properties style:font-name="Liberation Serif" officeooo:rsid="0011bcc4" officeooo:paragraph-rsid="001e5422"/>
    </style:style>
    <style:style style:name="P16" style:family="paragraph" style:parent-style-name="Standard" style:list-style-name="L2">
      <style:text-properties style:font-name="Liberation Serif" officeooo:rsid="0014046b" officeooo:paragraph-rsid="001e5422"/>
    </style:style>
    <style:style style:name="P17" style:family="paragraph" style:parent-style-name="Standard" style:list-style-name="L1">
      <style:text-properties officeooo:rsid="000ffd14" officeooo:paragraph-rsid="001d8ffc"/>
    </style:style>
    <style:style style:name="P18" style:family="paragraph" style:parent-style-name="Standard" style:list-style-name="L2">
      <style:text-properties officeooo:paragraph-rsid="001e5422"/>
    </style:style>
    <style:style style:name="P19" style:family="paragraph" style:parent-style-name="Standard" style:list-style-name="L2">
      <style:text-properties officeooo:rsid="0011b9f6" officeooo:paragraph-rsid="001e5422"/>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0a5e1"/>
    </style:style>
    <style:style style:name="T4" style:family="text">
      <style:text-properties style:font-name="Liberation Serif" officeooo:rsid="0011b9f6"/>
    </style:style>
    <style:style style:name="T5" style:family="text">
      <style:text-properties style:font-name="Liberation Serif" officeooo:rsid="0011bcc4"/>
    </style:style>
    <style:style style:name="T6" style:family="text">
      <style:text-properties style:font-name="Liberation Serif" officeooo:rsid="00120f65"/>
    </style:style>
    <style:style style:name="T7" style:family="text">
      <style:text-properties style:font-name="Liberation Serif" officeooo:rsid="001d8ffc"/>
    </style:style>
    <style:style style:name="T8" style:family="text">
      <style:text-properties style:font-name="Liberation Serif" officeooo:rsid="001e5422"/>
    </style:style>
    <style:style style:name="T9" style:family="text">
      <style:text-properties style:font-name="Liberation Serif" officeooo:rsid="0014046b"/>
    </style:style>
    <style:style style:name="T10" style:family="text">
      <style:text-properties officeooo:rsid="0011cf5d"/>
    </style:style>
    <style:style style:name="T11" style:family="text">
      <style:text-properties officeooo:rsid="0014046b"/>
    </style:style>
    <style:style style:name="T12" style:family="text">
      <style:text-properties officeooo:rsid="001bc010"/>
    </style:style>
    <style:style style:name="T13" style:family="text">
      <style:text-properties officeooo:rsid="001c70ec"/>
    </style:style>
    <style:style style:name="T14" style:family="text">
      <style:text-properties officeooo:rsid="001d8ffc"/>
    </style:style>
    <style:style style:name="T15" style:family="text">
      <style:text-properties officeooo:rsid="001e5422"/>
    </style:style>
    <style:style style:name="T16" style:family="text">
      <style:text-properties officeooo:rsid="0020af5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nsor de humedad y temperatura</text:p>
      <text:p text:style-name="P1">Rango de 0 a 100% de HR con precisión de 2-5%</text:p>
      <text:p text:style-name="P1">Rango de -40 a 80 °C con precisión de <text:span text:style-name="T1">±</text:span><text:span text:style-name="T2">0.5 °C</text:span></text:p>
      <text:p text:style-name="P3">Velocidad de muestreo de 0.5 Hz (cada 2 s)</text:p>
      <text:p text:style-name="P3"/>
      <text:p text:style-name="P3">Sensor de luz</text:p>
      <text:p text:style-name="P10">Sensor de dos diodos con detección espectral de 400 a 1100 nm.</text:p>
      <text:p text:style-name="P11">Rango dinámico de sensibilidad de 600M:1 respuesta espectral similar a la del ojo humano.</text:p>
      <text:p text:style-name="P3"/>
      <text:p text:style-name="P3">Sensor de UV</text:p>
      <text:p text:style-name="P3">Rango de detección espectral de 240 a 370 nm.</text:p>
      <text:p text:style-name="P3"/>
      <text:p text:style-name="P3">Manual de operación.</text:p>
      <text:p text:style-name="P5"><text:span text:style-name="T13">C</text:span>onecte antes los equipos que serán controlados en el siguiente orden:</text:p>
      <text:p text:style-name="P5">* Contacto 1, HUMIDIFICADOR o el dispositivo que modifique la humedad ambiental.</text:p>
      <text:p text:style-name="P5">* Contacto 2, IR u otro dispositivo que modifique la temperatura, <text:span text:style-name="T12">como resistencias o mantas electricas</text:span>.</text:p>
      <text:p text:style-name="P5">* Contacto 3, las LUCES que la prueba requiera.</text:p>
      <text:p text:style-name="P5">* Contacto 4, la BOMBA o el dispositivo que controle el <text:span text:style-name="T12">rocío, goteo u otra forma de presencia de agua liquida en la prueba</text:span>.</text:p>
      <text:p text:style-name="P3">Conecte el equipo a un contacto aterrizado de 120 V.</text:p>
      <text:p text:style-name="P12">Encienda el equipo presionando el interruptor 1 en la posición I.</text:p>
      <text:p text:style-name="P3">Si lo requiere, conecte la batería accionando el interruptor en la posición I. <text:span text:style-name="T13">La batería almacena energía de respaldo para el procesador en el caso de una interrupción del suministro, si bien el equipo seguirá funcionando, los aparatos conectados a este NO, ya que requieren mucha más energía que la que la batería interna puede proporcionar. Si le interesa un funcionamiento sin interrupciones deberá usar un no-break como fuente de energía</text:span></text:p>
      <text:p text:style-name="P12">Al accionar el botón de encendido deberá aparecer un mensaje de bienvenida en pantalla.</text:p>
      <text:p text:style-name="P3">Verifique que la tarjeta SD esta correctamente conectada. En la pantalla deberá aparecer la leyenda “Tarjeta lista”.</text:p>
      <text:p text:style-name="P3">El equipo estará en modo de espera hasta que se pulse el botón derecho.</text:p>
      <text:p text:style-name="P3">Al pulsar el botón derecho se inicia la configuración del equipo iniciando por el reloj de tiempo real.</text:p>
      <text:p text:style-name="P3"/>
      <text:p text:style-name="P3">Configuración del reloj</text:p>
      <text:p text:style-name="P4">Cuando no esta conectada la batería, el reloj debe ser configurado cada vez que se use el equipo.</text:p>
      <text:list xml:id="list4887448355271021343" text:style-name="L1">
        <text:list-item>
          <text:p text:style-name="P13">Primero configure la hora, modificando su valor con los botones de arriba y abajo. Cuando este en el valor deseado, presione el botón derecho para configurar los minutos.</text:p>
        </text:list-item>
        <text:list-item>
          <text:p text:style-name="P13">Siga el mismo procedimiento para configurar los segundos. Al finalizar, presione el botón “Select” para configurar la fecha.</text:p>
        </text:list-item>
        <text:list-item>
          <text:p text:style-name="P13">Para la fecha, siga el mismo procedimiento, comenzando con el día, el mes y el año. Al finalizar, presione “Select” y verifique en la pantalla que los valores ingresados sean los correctos. </text:p>
        </text:list-item>
        <text:list-item>
          <text:p text:style-name="P17"><text:span text:style-name="T2">En caso de necesitar corre</text:span><text:span text:style-name="T3">gir los datos</text:span><text:span text:style-name="T2">, presione el botón izquierdo. </text:span></text:p>
        </text:list-item>
        <text:list-item>
          <text:p text:style-name="P17"><text:span text:style-name="T3">Cuando est</text:span><text:span text:style-name="T7">é</text:span><text:span text:style-name="T3"> conforme con los valores de hora y fecha, presione el botón de “Select” para iniciar la configuración de las condiciones de operación.</text:span></text:p>
        </text:list-item>
      </text:list>
      <text:p text:style-name="P3"/>
      <text:p text:style-name="P5">Configuración de las condiciones de operación.</text:p>
      <text:p text:style-name="P2"><text:span text:style-name="T2">Las condiciones que deberá controlar el equipo se configuran mediante ciclos de operación. Cada ciclo comprende una serie de etapas, las cuales tienen condiciones y duración particular. Cada etapa puede </text:span><text:soft-page-break/><text:span text:style-name="T7">incluir la presencia de</text:span><text:span text:style-name="T2"> humedad, </text:span><text:span text:style-name="T7">calor</text:span><text:span text:style-name="T2">, luz o rocío y </text:span><text:span text:style-name="T7">una</text:span><text:span text:style-name="T2"> duración </text:span><text:span text:style-name="T7">independiente del resto de las etapas</text:span><text:span text:style-name="T2">. </text:span><text:span text:style-name="T4">Para configurar los valores siga el siguiente procedimiento:</text:span></text:p>
      <text:list xml:id="list1982296808485548073" text:style-name="L2">
        <text:list-item>
          <text:p text:style-name="P14"><text:span text:style-name="T14">Después de configurar el reloj, la</text:span> pantalla le preguntará el numero de etapas <text:span text:style-name="T14">por ciclo </text:span>que desea. Defina tantas etapas como variaciones planeé con los botones de arriba y abajo. Presione “Select” o derecha para continuar <text:span text:style-name="T14">con la configuración de las condiciones de </text:span>cada etapa.</text:p>
        </text:list-item>
        <text:list-item>
          <text:p text:style-name="P14"><text:span text:style-name="T14">Defina primero si la etapa incluirá la presencia de humedad.</text:span> Si su prueba no incluye humedad continué <text:span text:style-name="T14">con la siguiente condición</text:span>. Presione “Select” o derecha para continuar.</text:p>
        </text:list-item>
        <text:list-item>
          <text:p text:style-name="P14">Fije <text:span text:style-name="T14">si la etapa contará con elementos de calentamiento o no.</text:span> <text:span text:style-name="T10">Presione derecha o “Select” para continuar.</text:span></text:p>
        </text:list-item>
        <text:list-item>
          <text:p text:style-name="P14">Establezca si la etapa tendrá activadas las luces especiales o no con los botones de arriba y abajo. Presione “Select” o derecha para continuar.</text:p>
        </text:list-item>
        <text:list-item>
          <text:p text:style-name="P14">Establezca si la etapa tendrá rocío, <text:span text:style-name="T14">u alguna otra actividad con agua liquida</text:span> o no con los botones de arriba y abajo. Presione “Select” o derecha para continuar.</text:p>
        </text:list-item>
        <text:list-item>
          <text:p text:style-name="P14">Defina la duración, en horas, de la etapa con los botones de arriba y abajo. Presione “Select” para continuar. Si desea corregir alguno de los valores anteriores, presione el botón izquierdo <text:span text:style-name="T14">el cual le permitirá regresar a la configuración inmediata anterior</text:span>.</text:p>
        </text:list-item>
        <text:list-item>
          <text:p text:style-name="P14">Repita el proceso desde el paso 2, para cada etapa.</text:p>
        </text:list-item>
        <text:list-item>
          <text:p text:style-name="P19"><text:span text:style-name="T2">Al finalizar con la última etapa, el equipo le solicitará la configuración del numero de ciclos </text:span><text:span text:style-name="T7">que se repetirán las etapas</text:span><text:span text:style-name="T2">. Cada ciclo es </text:span><text:span text:style-name="T6">una </text:span><text:span text:style-name="T2">sucesión de las etapas definidas </text:span><text:span text:style-name="T6">previamente</text:span><text:span text:style-name="T2">. Use los botones de arriba y abajo para definir cuantas veces se repetirá la sucesión de etapas. </text:span><text:span text:style-name="T6">Si desea que el equipo repita indefinidamente las etapas programadas, establezca el valor de ciclos en 0 (cero). </text:span><text:span text:style-name="T5">Para continuar presione el botón “Select”. </text:span><text:span text:style-name="T6">NOTA: Al fijar el valor el ceros, el equipo entra en un bucle infinito, que sólo se podrá detener presionando el botón izquierdo </text:span><text:span text:style-name="T8">al iniciar la operación.</text:span></text:p>
        </text:list-item>
        <text:list-item>
          <text:p text:style-name="P19"><text:span text:style-name="T5">En la pantalla se desplegaran los valores definidos para cada etapa, una por una. Para </text:span><text:span text:style-name="T6">revisar los datos de la etapa </text:span><text:span text:style-name="T5">siguiente, presione el botón derecho.</text:span></text:p>
        </text:list-item>
        <text:list-item>
          <text:p text:style-name="P19"><text:span text:style-name="T5">Al </text:span><text:span text:style-name="T8">terminar de </text:span><text:span text:style-name="T5">mostrar los datos de todas las etapas, el equipo le pedirá que presione “Select” para confirmar e iniciar el </text:span><text:span text:style-name="T8">primer ciclo</text:span><text:span text:style-name="T5">.</text:span></text:p>
        </text:list-item>
        <text:list-item>
          <text:p text:style-name="P15">Al iniciar el ciclo de control, la pantalla mostrará en secuencia los valores de humedad, temperatura, luminancia, irradiación UV, hora, fecha y el tiempo que resta para que la etapa en curso concluya.</text:p>
        </text:list-item>
        <text:list-item>
          <text:p text:style-name="P19"><text:span text:style-name="T6">Independiente de los datos que se muestran en pantalla, cada 20 minutos se registraran en la tarjeta SD los valores de los cuatro sensores, y el estado de los cuatro relevadores que señalan que dispositivo estaba encendido en ese momento. </text:span><text:span text:style-name="T8">La información quedara contenida en un </text:span><text:span text:style-name="T6">archivo </text:span><text:span text:style-name="T8">de texto con formato de valores separados por comas (CSV Comma Separated Values) con el nombre</text:span><text:span text:style-name="T6"> REGIST</text:span><text:span text:style-name="T8">01</text:span><text:span text:style-name="T6">.TXT, </text:span><text:span text:style-name="T8">el numero puede variar dependiendo de el numero de registros previos que se hayan realizado.</text:span><text:span text:style-name="T6"> Como referencia, el orden en que aparecen los datos </text:span><text:span text:style-name="T8">en el archivo </text:span><text:span text:style-name="T6">es el siguiente:</text:span></text:p>
        </text:list-item>
      </text:list>
      <text:p text:style-name="P6">Fecha, Hora, Humedad, Temperatura, Luz, Uv, Humidificador, IR, Luces, Aspersión</text:p>
      <text:p text:style-name="P6"><text:span text:style-name="T15">01</text:span>/<text:span text:style-name="T15">01</text:span>/<text:span text:style-name="T15">17</text:span>, <text:span text:style-name="T15">09:12:28</text:span>, <text:span text:style-name="T15">85</text:span>.<text:span text:style-name="T15">31</text:span>, <text:span text:style-name="T15">45</text:span>.<text:span text:style-name="T15">01</text:span>, <text:span text:style-name="T15">430, 55</text:span>, 1, 1, 1, 1</text:p>
      <text:p text:style-name="P6">El formato de los datos para la humedad relativa es porcentaje con dos decimales. Para la temperatura es en grados <text:span text:style-name="T11">Celsius con dos decimales. La luminancia se expresa en luxes, mientras que la luz UV se mide en milivatios sobre centímetro cuadrado (mW/cm²). Es importante recordar que el sensor de UV solo tienen una banda de sensibilidad de 240 a 370 nm por lo que, si los iluminantes UV usados no emiten en dicha banda, el registro de su potencia será menor al esperado.</text:span></text:p>
      <text:list xml:id="list105636566936512" text:continue-numbering="true" text:style-name="L2">
        <text:list-item>
          <text:p text:style-name="P16">Si se desea detener el ciclo de control se deberá presionar el botón izquierdo y seguir las instrucciones en pantalla. Esto detendrá la programación y reiniciara los parámetros del sistema.</text:p>
        </text:list-item>
        <text:list-item>
          <text:p text:style-name="P18"><text:span text:style-name="T9">Al finalizar </text:span><text:span text:style-name="T8">el numero</text:span><text:span text:style-name="T9"> de ciclos </text:span><text:span text:style-name="T8">programados</text:span><text:span text:style-name="T9"> el aparato se detendrá y volverá al punto de programación para que se introduzcan nuevos parámetros de control.</text:span></text:p>
        </text:list-item>
      </text:list>
      <text:p text:style-name="P7"><text:soft-page-break/></text:p>
      <text:p text:style-name="P7">### Posibles problemas</text:p>
      <text:p text:style-name="P8">Debido a que el <text:span text:style-name="T16">procesador del </text:span>controlador se encuentra <text:span text:style-name="T16">confinado junto con </text:span>los circuitos de corriente alterna, es posible que estos generen interferencia electromagnética afectando el funcionamiento del controlador. Se ha buscado el evitar estos efectos al máximo, pero las variaciones de voltaje o las descargas podrían provocar que el equipo se haga inestable, <text:span text:style-name="T16">quedando congelada la pantalla o mostrando caracteres ilegibles o con los actuadores apagados</text:span>. En dicho caso, accione el apagador de la batería <text:span text:style-name="T16">para desconectarla</text:span> y desconecte la clavija principal. Esto reiniciara todo el sistema, sin embargo, los datos de registro de condiciones ambientales quedaran guardados en la tarjeta SD.</text:p>
      <text:p text:style-name="P9">El equipo cuenta con una batería interna de 500 mAh que en caso de una falla del suministro eléctrico, respaldaría el funcionamiento de los sensores por al menos 2 horas. Debido a que los actuadores funcionan con corriente alterna, estos dejarían de funcionar en cualquier ca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6:46:29.133249681</meta:creation-date>
    <dc:date>2017-05-10T10:56:29.523673672</dc:date>
    <meta:editing-duration>P1DT36M51S</meta:editing-duration>
    <meta:editing-cycles>5</meta:editing-cycles>
    <meta:generator>LibreOffice/5.2.2.2$Linux_X86_64 LibreOffice_project/20m0$Build-2</meta:generator>
    <meta:document-statistic meta:table-count="0" meta:image-count="0" meta:object-count="0" meta:page-count="3" meta:paragraph-count="51" meta:word-count="1303" meta:character-count="7810" meta:non-whitespace-character-count="6577"/>
  </office:meta>
</office:document-meta>
</file>